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.23">
            <text:p>23,23</text:p>
          </table:table-cell>
          <table:table-cell office:value-type="float" office:value="26.28">
            <text:p>26,2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52">
            <text:p>24,52</text:p>
          </table:table-cell>
          <table:table-cell office:value-type="float" office:value="22.44">
            <text:p>22,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9">
            <text:p>12,9</text:p>
          </table:table-cell>
          <table:table-cell office:value-type="float" office:value="18.59">
            <text:p>18,59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39">
            <text:p>8,39</text:p>
          </table:table-cell>
          <table:table-cell office:value-type="float" office:value="14.1">
            <text:p>14,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81">
            <text:p>5,81</text:p>
          </table:table-cell>
          <table:table-cell office:value-type="float" office:value="15.38">
            <text:p>15,3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1">
            <text:p>7,1</text:p>
          </table:table-cell>
          <table:table-cell office:value-type="float" office:value="13.46">
            <text:p>13,4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8">
            <text:p>2,58</text:p>
          </table:table-cell>
          <table:table-cell office:value-type="float" office:value="10.9">
            <text:p>10,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23">
            <text:p>3,23</text:p>
          </table:table-cell>
          <table:table-cell office:value-type="float" office:value="8.33">
            <text:p>8,3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8">
            <text:p>2,58</text:p>
          </table:table-cell>
          <table:table-cell office:value-type="float" office:value="7.05">
            <text:p>7,0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.41">
            <text:p>6,4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.05">
            <text:p>7,0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.41">
            <text:p>6,4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1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15:35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23.23">
                <text:p text:id="Hoja1.B2:Hoja1.B101">23.23</text:p>
              </table:table-cell>
              <table:table-cell office:value-type="float" office:value="26.28">
                <text:p text:id="Hoja1.C2:Hoja1.C101">26.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52">
                <text:p>24.52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">
                <text:p>12.9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9">
                <text:p>8.3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1">
                <text:p>5.81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">
                <text:p>7.1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8">
                <text:p>2.5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3">
                <text:p>3.23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8">
                <text:p>2.5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